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AGROVET FLORED'S S.R.L.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MESONES PEREZ, JIMMY POO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BARTUREN BECERRA, JUSTA FLOR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4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3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ATOS BB MUSCOVY:</text:p>
          </table:table-cell>
          <table:covered-table-cell/>
          <table:table-cell table:style-name="Tabla1.C5" table:number-columns-spanned="2" office:value-type="string">
            <text:p text:style-name="P19">8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5/10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34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2:0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139874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4T21:56:15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